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9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7e1cd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E40]))&gt;0)" style:apply-style-name="ConditionalStyle_5f_1" style:base-cell-address="'Hoja 1'.E40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QT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.</text:p>
          </table:table-cell>
          <table:table-cell table:style-name="ce2" office:value-type="string" calcext:value-type="string">
            <text:p>Arduino Pro Mini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currency" office:currency="EUR" office:value="2" calcext:value-type="currency">
            <text:p>2.00 €</text:p>
          </table:table-cell>
          <table:table-cell table:style-name="ce14" table:number-matrix-columns-spanned="1" table:number-matrix-rows-spanned="38" table:formula="of:=[.C2:.C39] * [.D2:.D39]" office:value-type="currency" office:currency="EUR" office:value="2" calcext:value-type="currency">
            <text:p>2.00 €</text:p>
          </table:table-cell>
          <table:table-cell table:style-name="ce2" office:value-type="string" calcext:value-type="string">
            <text:p>Ebay</text:p>
          </table:table-cell>
          <table:table-cell table:style-name="ce20" office:value-type="string" calcext:value-type="string">
            <text:p><text:a xlink:href="http://www.ebay.com/itm/Pro-Mini-Enhancement-ATMEGA328P-5V-16MHz-Compatible-to-Arduino-PRO-mini-/191679508570?hash=item2ca0fd305a:g:AxIAAOSwT6pV5YIu" xlink:type="simple">http://www.ebay.com/itm/Pro-Mini-Enhancement-ATMEGA328P-5V-16MHz-Compatible-to-Arduino-PRO-mini-/191679508570?hash=item2ca0fd305a:g:AxIAAOSwT6pV5YIu</text:a>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Details:MCU 5V-16MHz with ATmega328 <text:s/>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.</text:p>
          </table:table-cell>
          <table:table-cell table:style-name="ce5" office:value-type="string" calcext:value-type="string">
            <text:p>XBee Pro S1, Maker seedstudio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currency" office:currency="EUR" office:value="31.63" calcext:value-type="currency">
            <text:p>31.63 €</text:p>
          </table:table-cell>
          <table:table-cell table:style-name="ce15" office:value-type="currency" office:currency="EUR" office:value="31.63" calcext:value-type="currency">
            <text:p>31.63 €</text:p>
          </table:table-cell>
          <table:table-cell table:style-name="ce2" office:value-type="string" calcext:value-type="string">
            <text:p>Ebay</text:p>
          </table:table-cell>
          <table:table-cell table:style-name="ce21" office:value-type="string" calcext:value-type="string">
            <text:p><text:a xlink:href="http://www.ebay.com/itm/XBee-Pro-PCB-Antenna-S1-DigiMesh-2-4-Open-Source-Hardware-Maker-Seeedstudio-/302064221007?hash=item46546e3b4f:g:mB8AAOSwOdpXz475" xlink:type="simple">http://www.ebay.com/itm/XBee-Pro-PCB-Antenna-S1-DigiMesh-2-4-Open-Source-Hardware-Maker-Seeedstudio-/302064221007?hash=item46546e3b4f:g:mB8AAOSwOdpXz475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Details: 60mW Wire Radio Antenna - Series 1 (802.15.4)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3.</text:p>
          </table:table-cell>
          <table:table-cell table:style-name="ce1" office:value-type="string" calcext:value-type="string">
            <text:p>Xbee explorer regulated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currency" office:currency="EUR" office:value="7.79" calcext:value-type="currency">
            <text:p>7.79 €</text:p>
          </table:table-cell>
          <table:table-cell table:style-name="ce14" office:value-type="currency" office:currency="EUR" office:value="7.79" calcext:value-type="currency">
            <text:p>7.79 €</text:p>
          </table:table-cell>
          <table:table-cell table:style-name="ce1" office:value-type="string" calcext:value-type="string">
            <text:p>Ebay</text:p>
          </table:table-cell>
          <table:table-cell table:style-name="ce21" office:value-type="string" calcext:value-type="string">
            <text:p><text:a xlink:href="http://www.ebay.com/itm/XBee-Explorer-Shield-Module-Regulated-Adapter-Board-Base-Shield-for-Xbee-Zigbee-/252553320949?hash=item3acd59d9f5:g:coAAAOSwwE5WaTqH" xlink:type="simple">http://www.ebay.com/itm/XBee-Explorer-Shield-Module-Regulated-Adapter-Board-Base-Shield-for-Xbee-Zigbee-/252553320949?hash=item3acd59d9f5:g:coAAAOSwwE5WaTqH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Details: Connector shield for Xbee module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4.</text:p>
          </table:table-cell>
          <table:table-cell table:style-name="ce1" office:value-type="string" calcext:value-type="string">
            <text:p>Grove-Sound Sensor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currency" office:currency="EUR" office:value="4.44" calcext:value-type="currency">
            <text:p>4.44 €</text:p>
          </table:table-cell>
          <table:table-cell table:style-name="ce14" office:value-type="currency" office:currency="EUR" office:value="4.44" calcext:value-type="currency">
            <text:p>4.44 €</text:p>
          </table:table-cell>
          <table:table-cell table:style-name="ce18" office:value-type="string" calcext:value-type="string">
            <text:p>Seedstudio</text:p>
          </table:table-cell>
          <table:table-cell table:style-name="ce21" office:value-type="string" calcext:value-type="string">
            <text:p><text:a xlink:href="https://www.seeedstudio.com/Grove-Sound-Sensor-p-752.html" xlink:type="simple">https://www.seeedstudio.com/Grove-Sound-Sensor-p-752.html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etails: electret microphone with amplifier LM386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5.</text:p>
          </table:table-cell>
          <table:table-cell table:style-name="ce1" office:value-type="string" calcext:value-type="string">
            <text:p>Mini Photocell 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currency" office:currency="EUR" office:value="0.2" calcext:value-type="currency">
            <text:p>0.20 €</text:p>
          </table:table-cell>
          <table:table-cell table:style-name="ce14" office:value-type="currency" office:currency="EUR" office:value="0.2" calcext:value-type="currency">
            <text:p>0.20 €</text:p>
          </table:table-cell>
          <table:table-cell table:style-name="ce1" office:value-type="string" calcext:value-type="string">
            <text:p>DX</text:p>
          </table:table-cell>
          <table:table-cell table:style-name="ce20" office:value-type="string" calcext:value-type="string">
            <text:p><text:a xlink:href="http://www.dx.com/p/high-sensitive-10k-ohm-photoresistors-red-white-10-pcs-203316#.WCBkZ7W1tnJ" xlink:type="simple">http://www.dx.com/p/high-sensitive-10k-ohm-photoresistors-red-white-10-pcs-203316#.WCBkZ7W1tnJ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etails: Photosensitive resistor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6.</text:p>
          </table:table-cell>
          <table:table-cell table:style-name="ce1" office:value-type="string" calcext:value-type="string">
            <text:p>Carbon Monoxide Sensor - MQ-7 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currency" office:currency="EUR" office:value="4.21" calcext:value-type="currency">
            <text:p>4.21 €</text:p>
          </table:table-cell>
          <table:table-cell table:style-name="ce14" office:value-type="currency" office:currency="EUR" office:value="4.21" calcext:value-type="currency">
            <text:p>4.21 €</text:p>
          </table:table-cell>
          <table:table-cell table:style-name="ce1" office:value-type="string" calcext:value-type="string">
            <text:p>DX</text:p>
          </table:table-cell>
          <table:table-cell table:style-name="ce20" office:value-type="string" calcext:value-type="string">
            <text:p><text:a xlink:href="http://www.dx.com/p/mq-7-combustible-gas-co-detector-sensor-module-for-arduino-179457#.WCCAibW1tnJ" xlink:type="simple">http://www.dx.com/p/mq-7-combustible-gas-co-detector-sensor-module-for-arduino-179457#.WCCAibW1tnJ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8" office:value-type="string" calcext:value-type="string" table:number-columns-spanned="4" table:number-rows-spanned="1">
            <text:p>Details: Combustible Gas CO Detector Sensor Module for Arduino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7.</text:p>
          </table:table-cell>
          <table:table-cell table:style-name="ce1" office:value-type="string" calcext:value-type="string">
            <text:p>Temperature Sensor 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currency" office:currency="EUR" office:value="3.11" calcext:value-type="currency">
            <text:p>3.11 €</text:p>
          </table:table-cell>
          <table:table-cell table:style-name="ce14" office:value-type="currency" office:currency="EUR" office:value="3.11" calcext:value-type="currency">
            <text:p>3.11 €</text:p>
          </table:table-cell>
          <table:table-cell table:style-name="ce1" office:value-type="string" calcext:value-type="string">
            <text:p>DX</text:p>
          </table:table-cell>
          <table:table-cell table:style-name="ce20" office:value-type="string" calcext:value-type="string">
            <text:p><text:a xlink:href="http://www.dx.com/p/meeeno-mn-eb-lm35a-analog-temperature-sensor-module-yellow-black-202268#.WCCA8bW1tnJ" xlink:type="simple">http://www.dx.com/p/meeeno-mn-eb-lm35a-analog-temperature-sensor-module-yellow-black-202268#.WCCA8bW1tnJ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etails:MN-EB-LM35A 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8.</text:p>
          </table:table-cell>
          <table:table-cell table:style-name="ce1" office:value-type="string" calcext:value-type="string">
            <text:p>Methane CNG Gas Sensor - MQ-2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currency" office:currency="EUR" office:value="3.73" calcext:value-type="currency">
            <text:p>3.73 €</text:p>
          </table:table-cell>
          <table:table-cell table:style-name="ce14" office:value-type="currency" office:currency="EUR" office:value="3.73" calcext:value-type="currency">
            <text:p>3.73 €</text:p>
          </table:table-cell>
          <table:table-cell table:style-name="ce1" office:value-type="string" calcext:value-type="string">
            <text:p>DX</text:p>
          </table:table-cell>
          <table:table-cell table:style-name="ce20" office:value-type="string" calcext:value-type="string">
            <text:p><text:a xlink:href="http://www.dx.com/p/mq-2-liquefied-gas-iso-butane-propane-sensor-module-black-184838#.WCCBVbW1tnK" xlink:type="simple">http://www.dx.com/p/mq-2-liquefied-gas-iso-butane-propane-sensor-module-black-184838#.WCCBVbW1tnK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etails: butane and natural gas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9.</text:p>
          </table:table-cell>
          <table:table-cell table:style-name="ce1" office:value-type="string" calcext:value-type="string">
            <text:p>Humidity Sensor 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currency" office:currency="EUR" office:value="16.05" calcext:value-type="currency">
            <text:p>16.05 €</text:p>
          </table:table-cell>
          <table:table-cell table:style-name="ce14" office:value-type="currency" office:currency="EUR" office:value="16.05" calcext:value-type="currency">
            <text:p>16.05 €</text:p>
          </table:table-cell>
          <table:table-cell table:style-name="ce1" office:value-type="string" calcext:value-type="string">
            <text:p>SPF</text:p>
          </table:table-cell>
          <table:table-cell table:style-name="ce20" office:value-type="string" calcext:value-type="string">
            <text:p><text:a xlink:href="https://www.sparkfun.com/products/9569" xlink:type="simple">https://www.sparkfun.com/products/9569</text:a>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Details: HIH-4030 Breakout 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.</text:p>
          </table:table-cell>
          <table:table-cell table:style-name="ce1" office:value-type="string" calcext:value-type="string">
            <text:p>PIR-Motion Sensor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currency" office:currency="EUR" office:value="5.21" calcext:value-type="currency">
            <text:p>5.21 €</text:p>
          </table:table-cell>
          <table:table-cell table:style-name="ce14" office:value-type="currency" office:currency="EUR" office:value="5.21" calcext:value-type="currency">
            <text:p>5.21 €</text:p>
          </table:table-cell>
          <table:table-cell table:style-name="ce18" office:value-type="string" calcext:value-type="string">
            <text:p>Seedstudio</text:p>
          </table:table-cell>
          <table:table-cell table:style-name="ce21" office:value-type="string" calcext:value-type="string">
            <text:p><text:a xlink:href="https://www.seeedstudio.com/PIR-Motion-Sensor-Large-Lens-version-p-1976.html" xlink:type="simple">https://www.seeedstudio.com/PIR-Motion-Sensor-Large-Lens-version-p-1976.html</text:a>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Details: Passive Infrared Detection- Large leght version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10.</text:p>
          </table:table-cell>
          <table:table-cell table:style-name="ce5" office:value-type="string" calcext:value-type="string">
            <text:p>Resistor-10KΩ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15" office:value-type="currency" office:currency="EUR" office:value="0.02" calcext:value-type="currency">
            <text:p>0.02 €</text:p>
          </table:table-cell>
          <table:table-cell table:style-name="ce1" office:value-type="string" calcext:value-type="string">
            <text:p>TME</text:p>
          </table:table-cell>
          <table:table-cell table:style-name="ce21" office:value-type="string" calcext:value-type="string">
            <text:p><text:a xlink:href="http://www.tme.eu/en/details/smd0805-10k-hp25/0805-smd-precision-resistors/royal-ohm/tc0525b0103t5/" xlink:type="simple">http://www.tme.eu/en/details/smd0805-10k-hp25/0805-smd-precision-resistors/royal-ohm/tc0525b0103t5/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9" office:value-type="string" calcext:value-type="string" table:number-columns-spanned="4" table:number-rows-spanned="1">
            <text:p>Details:SMD; 0805; 10kΩ; 0.1W; ±0.1%; 25ppm/°C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2"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11.</text:p>
          </table:table-cell>
          <table:table-cell table:style-name="ce1" office:value-type="string" calcext:value-type="string">
            <text:p>Enclosure: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currency" office:currency="EUR" office:value="7.75" calcext:value-type="currency">
            <text:p>7.75 €</text:p>
          </table:table-cell>
          <table:table-cell table:style-name="ce14" office:value-type="currency" office:currency="EUR" office:value="7.75" calcext:value-type="currency">
            <text:p>7.75 €</text:p>
          </table:table-cell>
          <table:table-cell table:style-name="ce1" office:value-type="string" calcext:value-type="string">
            <text:p>DX</text:p>
          </table:table-cell>
          <table:table-cell table:style-name="ce21" office:value-type="string" calcext:value-type="string">
            <text:p><text:a xlink:href="http://www.dx.com/p/protective-abs-clear-enclosure-case-for-pcduino-transparent-256855#.WCHEDbW1tnI" xlink:type="simple">http://www.dx.com/p/protective-abs-clear-enclosure-case-for-pcduino-transparent-256855#.WCHEDbW1tnI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etails:ABS Clear Enclosure Case for pcDuino - Transparent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12.</text:p>
          </table:table-cell>
          <table:table-cell table:style-name="ce5" office:value-type="string" calcext:value-type="string">
            <text:p>Switching Power Supply Board Module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currency" office:currency="EUR" office:value="4.41" calcext:value-type="currency">
            <text:p>4.41 €</text:p>
          </table:table-cell>
          <table:table-cell table:style-name="ce14" office:value-type="currency" office:currency="EUR" office:value="4.41" calcext:value-type="currency">
            <text:p>4.41 €</text:p>
          </table:table-cell>
          <table:table-cell table:style-name="ce1" office:value-type="string" calcext:value-type="string">
            <text:p>DX</text:p>
          </table:table-cell>
          <table:table-cell table:style-name="ce21" office:value-type="string" calcext:value-type="string">
            <text:p><text:a xlink:href="http://www.dx.com/p/switching-power-supply-board-module-green-5v-1a-151582#.WBxhK7W1tnJ" xlink:type="simple">http://www.dx.com/p/switching-power-supply-board-module-green-5v-1a-151582#.WBxhK7W1tnJ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etails: Power Supply 5V 1A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13.</text:p>
          </table:table-cell>
          <table:table-cell table:style-name="ce5" office:value-type="string" calcext:value-type="string">
            <text:p>PCB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currency" office:currency="EUR" office:value="7.8" calcext:value-type="currency">
            <text:p>7.80 €</text:p>
          </table:table-cell>
          <table:table-cell table:style-name="ce16" office:value-type="currency" office:currency="EUR" office:value="7.8" calcext:value-type="currency">
            <text:p>7.80 €</text:p>
          </table:table-cell>
          <table:table-cell table:style-name="ce19" office:value-type="string" calcext:value-type="string">
            <text:p>OSH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etails: Environmental Comfort Meter V.1 Board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4.</text:p>
          </table:table-cell>
          <table:table-cell table:style-name="ce1" office:value-type="string" calcext:value-type="string">
            <text:p>Jumper Wire - 0.1", 3-pin, 4"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float" office:value="0.9" calcext:value-type="float">
            <text:p>0.9</text:p>
          </table:table-cell>
          <table:table-cell table:style-name="ce14" office:value-type="currency" office:currency="EUR" office:value="2.7" calcext:value-type="currency">
            <text:p>2.70 €</text:p>
          </table:table-cell>
          <table:table-cell table:style-name="ce1" office:value-type="string" calcext:value-type="string">
            <text:p>SPF</text:p>
          </table:table-cell>
          <table:table-cell table:style-name="ce20" office:value-type="string" calcext:value-type="string">
            <text:p><text:a xlink:href="https://www.sparkfun.com/products/10363" xlink:type="simple">https://www.sparkfun.com/products/10363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etails: Conector cable - 2.54mm, 3-pin, 10.16cm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style-name="ce2"/>
          <table:table-cell table:number-columns-repeated="1017"/>
        </table:table-row>
        <table:table-row table:style-name="ro1">
          <table:table-cell table:style-name="ce1" office:value-type="string" calcext:value-type="string">
            <text:p>15.</text:p>
          </table:table-cell>
          <table:table-cell table:style-name="ce1" office:value-type="string" calcext:value-type="string">
            <text:p>Jumper Wire - 0.1", 4-pin, 4"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float" office:value="0.9" calcext:value-type="float">
            <text:p>0.9</text:p>
          </table:table-cell>
          <table:table-cell table:style-name="ce14" office:value-type="currency" office:currency="EUR" office:value="1.8" calcext:value-type="currency">
            <text:p>1.80 €</text:p>
          </table:table-cell>
          <table:table-cell table:style-name="ce1" office:value-type="string" calcext:value-type="string">
            <text:p>SPF</text:p>
          </table:table-cell>
          <table:table-cell table:style-name="ce20" office:value-type="string" calcext:value-type="string">
            <text:p><text:a xlink:href="https://www.sparkfun.com/products/10364" xlink:type="simple">https://www.sparkfun.com/products/10364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etails:Connector cable - 2.54mm, 5-pin, 10.16cm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16.</text:p>
          </table:table-cell>
          <table:table-cell table:style-name="ce5" office:value-type="string" calcext:value-type="string">
            <text:p>Terminal Block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currency" office:currency="EUR" office:value="0.14" calcext:value-type="currency">
            <text:p>0.14 €</text:p>
          </table:table-cell>
          <table:table-cell table:style-name="ce14" office:value-type="currency" office:currency="EUR" office:value="0.14" calcext:value-type="currency">
            <text:p>0.14 €</text:p>
          </table:table-cell>
          <table:table-cell table:style-name="ce1" office:value-type="string" calcext:value-type="string">
            <text:p>TME</text:p>
          </table:table-cell>
          <table:table-cell table:style-name="ce21" office:value-type="string" calcext:value-type="string">
            <text:p><text:a xlink:href="http://www.tme.eu/en/details/tb-5.0-p-2p_gy/terminal-blocks-pcb-mount/ninigi/#" xlink:type="simple">http://www.tme.eu/en/details/tb-5.0-p-2p_gy/terminal-blocks-pcb-mount/ninigi/#</text:a>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0" office:value-type="string" calcext:value-type="string" table:number-columns-spanned="4" table:number-rows-spanned="1">
            <text:p>Details: 5mm; angled 90°; 1.5mm2; ways:2; tinned; 16A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17.</text:p>
          </table:table-cell>
          <table:table-cell table:style-name="ce5" office:value-type="string" calcext:value-type="string">
            <text:p>Pinhead male 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currency" office:currency="EUR" office:value="0.23" calcext:value-type="currency">
            <text:p>0.23 €</text:p>
          </table:table-cell>
          <table:table-cell table:style-name="ce14" office:value-type="currency" office:currency="EUR" office:value="0.23" calcext:value-type="currency">
            <text:p>0.23 €</text:p>
          </table:table-cell>
          <table:table-cell table:style-name="ce1" office:value-type="string" calcext:value-type="string">
            <text:p>DX</text:p>
          </table:table-cell>
          <table:table-cell table:style-name="ce21" office:value-type="string" calcext:value-type="string">
            <text:p><text:a xlink:href="http://www.dx.com/p/2-54mm-1x40-pin-breakaway-straight-male-header-10-piece-pack-144191#.WBxx6rW1tnK" xlink:type="simple">http://www.dx.com/p/2-54mm-1x40-pin-breakaway-straight-male-header-10-piece-pack-144191#.WBxx6rW1tnK</text:a>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Details:2.54mm 1x40 Pin Breakaway Straight Male Header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18.</text:p>
          </table:table-cell>
          <table:table-cell table:style-name="ce5" office:value-type="string" calcext:value-type="string">
            <text:p>Pinhead female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currency" office:currency="EUR" office:value="0.21" calcext:value-type="currency">
            <text:p>0.21 €</text:p>
          </table:table-cell>
          <table:table-cell table:style-name="ce14" office:value-type="currency" office:currency="EUR" office:value="0.42" calcext:value-type="currency">
            <text:p>0.42 €</text:p>
          </table:table-cell>
          <table:table-cell table:style-name="ce1" office:value-type="string" calcext:value-type="string">
            <text:p>DX</text:p>
          </table:table-cell>
          <table:table-cell table:style-name="ce21" office:value-type="string" calcext:value-type="string">
            <text:p><text:a xlink:href="http://www.dx.com/p/jtron-2-54mm-40-pin-single-row-seat-single-row-female-header-black-10-pcs-278953#.WBxyj7W1tnK" xlink:type="simple">http://www.dx.com/p/jtron-2-54mm-40-pin-single-row-seat-single-row-female-header-black-10-pcs-278953#.WBxyj7W1tnK</text:a>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Details: 2.54mm 40-Pin Single Row Seat / Single-row Female Header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 table:number-columns-repeated="2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TOTAL COST (in TAX) per device</text:p>
          </table:table-cell>
          <table:covered-table-cell table:number-columns-repeated="2"/>
          <table:table-cell table:style-name="ce17" table:formula="of:=SUM([.E2:.E39])" office:value-type="currency" office:currency="EUR" office:value="103.64" calcext:value-type="currency">
            <text:p>103.64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style-name="ce1"/>
          <table:table-cell table:style-name="ce5"/>
          <table:table-cell table:style-name="ce12"/>
          <table:table-cell table:number-columns-repeated="2"/>
          <table:table-cell table:style-name="ce19"/>
          <table:table-cell table:number-columns-repeated="1018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Hoja 1'.E40:'Hoja 1'.E40">
            <calcext:condition calcext:apply-style-name="ConditionalStyle_1" calcext:value="formula-is(LEN(TRIM([.E40]))&gt;0)" calcext:base-cell-address="'Hoja 1'.E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6:03:09.475953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document-statistic meta:table-count="1" meta:cell-count="178" meta:object-count="0"/>
  </office:meta>
</office:document-meta>
</file>